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erlin Sans FB Demi" svg:font-family="Berlin Sans FB Demi" style:font-family-generic="swiss" style:font-pitch="variable" svg:panose-1="2 14 8 2 2 5 2 2 3 6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  <style:text-properties style:font-name="Berlin Sans FB Demi"/>
    </style:style>
    <style:style style:name="TableColumn3" style:family="table-column">
      <style:table-column-properties style:column-width="1.1777in"/>
    </style:style>
    <style:style style:name="TableColumn4" style:family="table-column">
      <style:table-column-properties style:column-width="5.1152in"/>
    </style:style>
    <style:style style:name="Table2" style:family="table">
      <style:table-properties style:width="6.29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7" style:parent-style-name="Normal" style:family="paragraph">
      <style:paragraph-properties fo:text-align="center" fo:margin-bottom="0in"/>
    </style:style>
    <style:style style:name="TableCell8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5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6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7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/>
      <style:text-properties style:font-name="Calibri Light" style:font-name-complex="Calibri Light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3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3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4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4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2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4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45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/>
    </style:style>
  </office:automatic-styles>
  <office:body>
    <office:text text:use-soft-page-breaks="true">
      <text:p text:style-name="P1">Suivi personnel</text:p>
      <text:p text:style-name="Normal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Date</text:p>
          </table:table-cell>
          <table:table-cell table:style-name="TableCell8">
            <text:p text:style-name="P9">Activité</text:p>
          </table:table-cell>
        </table:table-row>
        <table:table-row table:style-name="TableRow10">
          <table:table-cell table:style-name="TableCell11">
            <text:p text:style-name="P12">15/01/2018</text:p>
          </table:table-cell>
          <table:table-cell table:style-name="TableCell13">
            <text:list text:style-name="LFO1" text:continue-numbering="true">
              <text:list-item>
                <text:p text:style-name="P14">Prise de connaissance du projet</text:p>
              </text:list-item>
              <text:list-item>
                <text:p text:style-name="P15">Prise en main de GitHub Desktop</text:p>
              </text:list-item>
            </text:list>
            <text:p text:style-name="P16"><text:s text:c="5"/>• création du dossier portes_ouvertes</text:p>
            <text:p text:style-name="P17"><text:s text:c="5"/>• création du dossier<text:s/>suivi_personnel</text:p>
            <text:list text:style-name="LFO1" text:continue-numbering="true">
              <text:list-item>
                <text:p text:style-name="P18">Création de la plaquette pour la porte ouverte</text:p>
              </text:list-item>
            </text:list>
            <text:p text:style-name="P19"><text:s text:c="5"/>• en .pdf et .ppt</text:p>
          </table:table-cell>
        </table:table-row>
        <table:table-row table:style-name="TableRow20">
          <table:table-cell table:style-name="TableCell21">
            <text:p text:style-name="P22"/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22/01/2018</text:p>
          </table:table-cell>
          <table:table-cell table:style-name="TableCell28">
            <text:list text:style-name="LFO1" text:continue-numbering="true">
              <text:list-item>
                <text:p text:style-name="P29">Recherches à propos de l’environnement Netbeans</text:p>
              </text:list-item>
            </text:list>
            <text:p text:style-name="P30"><text:s text:c="5"/>• comment il fonctionne</text:p>
            <text:p text:style-name="P31"><text:s text:c="5"/>• l’installation</text:p>
            <text:list text:style-name="LFO1" text:continue-numbering="true">
              <text:list-item>
                <text:p text:style-name="P32">Recherches sur le framework Symfony</text:p>
              </text:list-item>
            </text:list>
            <text:p text:style-name="P33"><text:s text:c="5"/>• comment il fonctionne</text:p>
            <text:p text:style-name="P34"><text:s text:c="5"/>• l’installation<text:s/></text:p>
          </table:table-cell>
        </table:table-row>
        <table:table-row table:style-name="TableRow35">
          <table:table-cell table:style-name="TableCell36">
            <text:p text:style-name="P37">23/01/2018</text:p>
          </table:table-cell>
          <table:table-cell table:style-name="TableCell38">
            <text:list text:style-name="LFO1" text:continue-numbering="true">
              <text:list-item>
                <text:p text:style-name="P39">Recherches sur la boucle de tension 4/20 Ma</text:p>
              </text:list-item>
            </text:list>
            <text:p text:style-name="P40"><text:s text:c="5"/>• but</text:p>
            <text:p text:style-name="P41"><text:s text:c="5"/>• comment la réalisée</text:p>
            <text:p text:style-name="P42"><text:s text:c="5"/>• émetteur / récepteur</text:p>
            <text:p text:style-name="P43"><text:s text:c="5"/>• l’installation</text:p>
            <text:list text:style-name="LFO1" text:continue-numbering="true">
              <text:list-item>
                <text:p text:style-name="P44">Création du diaporama</text:p>
              </text:list-item>
            </text:list>
            <text:p text:style-name="P45"><text:s text:c="5"/>• première page</text:p>
          </table:table-cell>
        </table:table-row>
        <table:table-row table:style-name="TableRow46"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erlin Sans FB Demi" svg:font-family="Berlin Sans FB Demi" style:font-family-generic="swiss" style:font-pitch="variable" svg:panose-1="2 14 8 2 2 5 2 2 3 6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NEAU Rineau</meta:initial-creator>
    <dc:creator>RINEAU Rineau</dc:creator>
    <meta:creation-date>2018-01-22T08:09:00Z</meta:creation-date>
    <dc:date>2018-01-23T15:46:00Z</dc:date>
    <meta:template xlink:href="Normal.dotm" xlink:type="simple"/>
    <meta:editing-cycles>5</meta:editing-cycles>
    <meta:editing-duration>PT840S</meta:editing-duration>
    <meta:document-statistic meta:page-count="1" meta:paragraph-count="1" meta:word-count="101" meta:character-count="656" meta:row-count="4" meta:non-whitespace-character-count="556"/>
  </office:meta>
</office:document-meta>
</file>